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F00000266C6300C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9cm" fo:min-width="6.428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withoutfill">
      <style:graphic-properties svg:stroke-width="0.1cm" svg:stroke-color="#00a933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svg:stroke-color="#ff0000" draw:fill="hatch" draw:fill-hatch-name="Red_20_45_20_Degrees" draw:fill-hatch-solid="false" draw:textarea-horizontal-align="justify" draw:textarea-vertical-align="middle" draw:auto-grow-height="false" fo:min-height="1.9cm" fo:min-width="1.9cm" loext:decorative="false"/>
    </style:style>
    <style:style style:name="gr7" style:family="graphic" style:parent-style-name="standard">
      <style:graphic-properties svg:stroke-color="#ff0000" draw:fill="hatch" draw:fill-hatch-name="Red_20_45_20_Degrees" draw:fill-hatch-solid="false" draw:textarea-horizontal-align="justify" draw:textarea-vertical-align="middle" draw:auto-grow-height="false" fo:min-height="5.5cm" fo:min-width="1.9cm" loext:decorative="false"/>
    </style:style>
    <style:style style:name="gr8" style:family="graphic" style:parent-style-name="standard">
      <style:graphic-properties svg:stroke-color="#ff0000" draw:fill="hatch" draw:fill-hatch-name="Red_20_45_20_Degrees" draw:fill-hatch-solid="false" draw:textarea-horizontal-align="justify" draw:textarea-vertical-align="middle" draw:auto-grow-height="false" fo:min-height="9cm" fo:min-width="1.9cm" loext:decorative="false"/>
    </style:style>
    <style:style style:name="gr9" style:family="graphic" style:parent-style-name="standard">
      <style:graphic-properties svg:stroke-color="#ff0000" draw:fill="hatch" draw:fill-hatch-name="Red_20_45_20_Degrees" draw:fill-hatch-solid="false" draw:textarea-horizontal-align="justify" draw:textarea-vertical-align="middle" draw:auto-grow-height="false" fo:min-height="12.3cm" fo:min-width="1.9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90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975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169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svg:stroke-color="#ff0000" draw:fill="none" draw:fill-hatch-solid="false" loext:fill-use-slide-background="false" draw:textarea-horizontal-align="justify" draw:textarea-vertical-align="middle" draw:auto-grow-height="false" fo:min-height="1.9cm" fo:min-width="1.1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ff0000" draw:fill="none" draw:fill-hatch-solid="false" loext:fill-use-slide-background="false" draw:textarea-horizontal-align="justify" draw:textarea-vertical-align="middle" draw:auto-grow-height="false" fo:min-height="3.65cm" fo:min-width="1.1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ff0000" draw:fill="none" draw:fill-hatch-solid="false" loext:fill-use-slide-background="false" draw:textarea-horizontal-align="justify" draw:textarea-vertical-align="middle" draw:auto-grow-height="false" fo:min-height="3.5cm" fo:min-width="1.1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ff0000" draw:fill="none" draw:fill-hatch-solid="false" loext:fill-use-slide-background="false" draw:textarea-horizontal-align="justify" draw:textarea-vertical-align="middle" draw:auto-grow-height="false" fo:min-height="3.3cm" fo:min-width="1.1cm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ff0000" draw:fill="none" draw:fill-hatch-solid="false" loext:fill-use-slide-background="false" draw:textarea-horizontal-align="justify" draw:textarea-vertical-align="middle" draw:auto-grow-height="false" fo:min-height="1.55cm" fo:min-width="1.1cm" style:writing-mode="lr-tb" loext:decorative="false"/>
      <style:paragraph-properties style:writing-mode="lr-tb"/>
    </style:style>
    <style:style style:name="P1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1" fo:font-size="8pt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P7" style:family="paragraph">
      <loext:graphic-properties draw:fill="hatch" draw:fill-hatch-name="Red_20_45_20_Degrees" draw:fill-hatch-solid="fals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hatch-solid="false"/>
      <style:paragraph-properties fo:text-align="center" style:writing-mode="lr-tb"/>
    </style:style>
    <style:style style:name="T1" style:family="text">
      <style:text-properties style:font-name="Arial1" fo:font-size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6cm" svg:height="0.637cm" svg:x="22.7cm" svg:y="19.25cm">
          <draw:text-box>
            <text:p text:style-name="P1"><text:span text:style-name="T1">File </text:span><text:span text:style-name="T1"><text:file-name text:display="name">20240929a_zentral_pufferspeicher</text:file-name></text:span></text:p>
            <text:p text:style-name="P1"><text:span text:style-name="T1"/></text:p>
          </draw:text-box>
        </draw:frame>
        <draw:frame draw:style-name="gr2" draw:text-style-name="P3" draw:layer="layout" svg:width="6.428cm" svg:height="0.689cm" svg:x="3.122cm" svg:y="2.511cm">
          <draw:text-box>
            <text:p><text:span text:style-name="T2">Speicher zentral</text:span></text:p>
          </draw:text-box>
        </draw:frame>
        <draw:frame draw:style-name="gr3" draw:text-style-name="P4" draw:layer="layout" svg:width="7.563cm" svg:height="15.326cm" svg:x="3.387cm" svg:y="3.424cm">
          <draw:image xlink:href="Pictures/100000000000012F00000266C6300C04.png" xlink:type="simple" xlink:show="embed" xlink:actuate="onLoad" draw:mime-type="image/png">
            <text:p/>
          </draw:image>
        </draw:frame>
        <draw:line draw:style-name="gr4" draw:text-style-name="P5" draw:layer="layout" svg:x1="25.7cm" svg:y1="5.75cm" svg:x2="3.5cm" svg:y2="5.75cm">
          <text:p/>
        </draw:line>
        <draw:line draw:style-name="gr4" draw:text-style-name="P5" draw:layer="layout" svg:x1="25.7cm" svg:y1="9.35cm" svg:x2="3.5cm" svg:y2="9.35cm">
          <text:p/>
        </draw:line>
        <draw:line draw:style-name="gr4" draw:text-style-name="P5" draw:layer="layout" svg:x1="25.7cm" svg:y1="12.85cm" svg:x2="3.5cm" svg:y2="12.85cm">
          <text:p/>
        </draw:line>
        <draw:line draw:style-name="gr4" draw:text-style-name="P5" draw:layer="layout" svg:x1="25.7cm" svg:y1="16.15cm" svg:x2="3.5cm" svg:y2="16.15cm">
          <text:p/>
        </draw:line>
        <draw:frame draw:style-name="gr5" draw:text-style-name="P6" draw:layer="layout" svg:width="1.252cm" svg:height="0.395cm" svg:x="2.6cm" svg:y="5.555cm">
          <draw:text-box>
            <text:p><text:span text:style-name="T3">Tsz4</text:span></text:p>
          </draw:text-box>
        </draw:frame>
        <draw:frame draw:style-name="gr5" draw:text-style-name="P6" draw:layer="layout" svg:width="1.252cm" svg:height="0.395cm" svg:x="2.6cm" svg:y="9.156cm">
          <draw:text-box>
            <text:p><text:span text:style-name="T3">Tsz3</text:span></text:p>
          </draw:text-box>
        </draw:frame>
        <draw:frame draw:style-name="gr5" draw:text-style-name="P6" draw:layer="layout" svg:width="1.252cm" svg:height="0.395cm" svg:x="2.6cm" svg:y="12.656cm">
          <draw:text-box>
            <text:p><text:span text:style-name="T3">Tsz2</text:span></text:p>
          </draw:text-box>
        </draw:frame>
        <draw:frame draw:style-name="gr5" draw:text-style-name="P6" draw:layer="layout" svg:width="1.252cm" svg:height="0.395cm" svg:x="2.6cm" svg:y="15.956cm">
          <draw:text-box>
            <text:p><text:span text:style-name="T3">Tsz1</text:span></text:p>
          </draw:text-box>
        </draw:frame>
        <draw:custom-shape draw:style-name="gr6" draw:text-style-name="P7" draw:layer="layout" svg:width="1.9cm" svg:height="1.9cm" svg:x="11.7cm" svg:y="3.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cm" svg:height="5.5cm" svg:x="15.4cm" svg:y="3.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9cm" svg:height="9cm" svg:x="19.1cm" svg:y="3.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9cm" svg:height="12.3cm" svg:x="22.8cm" svg:y="3.85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903cm" svg:height="0.789cm" svg:x="11.698cm" svg:y="2.65cm">
          <draw:text-box>
            <text:p><text:span text:style-name="T3">Tsz4 &gt; 65 C</text:span></text:p>
            <text:p><text:span text:style-name="T3">Ladung 5%</text:span></text:p>
          </draw:text-box>
        </draw:frame>
        <draw:frame draw:style-name="gr11" draw:text-style-name="P6" draw:layer="layout" svg:width="1.975cm" svg:height="0.789cm" svg:x="15.399cm" svg:y="2.651cm">
          <draw:text-box>
            <text:p><text:span text:style-name="T3">Tsz3 &gt; 65 C</text:span></text:p>
            <text:p><text:span text:style-name="T3">Ladung 40%</text:span></text:p>
          </draw:text-box>
        </draw:frame>
        <draw:frame draw:style-name="gr11" draw:text-style-name="P6" draw:layer="layout" svg:width="1.975cm" svg:height="0.789cm" svg:x="19.1cm" svg:y="2.652cm">
          <draw:text-box>
            <text:p><text:span text:style-name="T3">Tsz3 &gt; 65 C</text:span></text:p>
            <text:p><text:span text:style-name="T3">Ladung 70%</text:span></text:p>
          </draw:text-box>
        </draw:frame>
        <draw:frame draw:style-name="gr12" draw:text-style-name="P6" draw:layer="layout" svg:width="2.169cm" svg:height="0.789cm" svg:x="22.681cm" svg:y="2.653cm">
          <draw:text-box>
            <text:p><text:span text:style-name="T3">Tsz3 &gt; 65 C</text:span></text:p>
            <text:p><text:span text:style-name="T3">Ladung 100%</text:span></text:p>
          </draw:text-box>
        </draw:frame>
        <draw:frame draw:style-name="gr12" draw:text-style-name="P6" draw:layer="layout" svg:width="2.169cm" svg:height="0.789cm" svg:x="26.1cm" svg:y="2.605cm">
          <draw:text-box>
            <text:p><text:span text:style-name="T3">sp_zentral</text:span></text:p>
            <text:p><text:span text:style-name="T3">_ladung_level</text:span></text:p>
          </draw:text-box>
        </draw:frame>
        <draw:custom-shape draw:style-name="gr13" draw:text-style-name="P9" draw:layer="layout" svg:width="1.1cm" svg:height="1.9cm" svg:x="26.5cm" svg:y="3.8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1cm" svg:height="3.65cm" svg:x="26.5cm" svg:y="5.7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1cm" svg:height="3.5cm" svg:x="26.5cm" svg:y="9.35cm">
          <text:p text:style-name="P8">2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.1cm" svg:height="3.3cm" svg:x="26.5cm" svg:y="12.85cm">
          <text:p text:style-name="P8">3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1cm" svg:height="1.55cm" svg:x="26.5cm" svg:y="16.15cm">
          <text:p text:style-name="P8">4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45_20_Degrees" draw:display-name="Red 45 Degrees" draw:style="single" draw:color="#ff0000" draw:distance="0.305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eschriftung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6.2$Windows_X86_64 LibreOffice_project/ef66aa7e36a1bb8e65bfbc63aba53045a14d0871</meta:generator>
    <meta:creation-date>2002-06-15T11:26:19</meta:creation-date>
    <dc:date>2024-10-26T09:12:35.650000000</dc:date>
    <dc:language>de-DE</dc:language>
    <meta:editing-cycles>485</meta:editing-cycles>
    <meta:editing-duration>P16DT9H40M45S</meta:editing-duration>
    <meta:print-date>2024-10-26T09:12:33.821000000</meta:print-date>
    <meta:printed-by>PDF-Dateien</meta:printed-by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